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19f" officeooo:paragraph-rsid="0008e19f"/>
    </style:style>
    <style:style style:name="P2" style:family="paragraph" style:parent-style-name="Standard">
      <style:text-properties style:text-underline-style="solid" style:text-underline-width="auto" style:text-underline-color="font-color" officeooo:rsid="0008e19f" officeooo:paragraph-rsid="0008e19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e19f" officeooo:paragraph-rsid="0008e19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8e19f" officeooo:paragraph-rsid="0008e19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8e19f" officeooo:paragraph-rsid="0008e19f" style:font-weight-asian="normal" style:font-weight-complex="normal"/>
    </style:style>
    <style:style style:name="P6" style:family="paragraph" style:parent-style-name="Standard">
      <style:text-properties officeooo:rsid="000a5742" officeooo:paragraph-rsid="000a574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9e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ine :</text:p>
      <text:p text:style-name="P1"/>
      <text:p text:style-name="P2">Fait :</text:p>
      <text:p text:style-name="P1">Canva avec le pendu (placement du canva, couleur etc)</text:p>
      <text:p text:style-name="P1">lien entre fenêtre du menu et fenêtre du jeu quand on appuie sur le bouton jouer </text:p>
      <text:p text:style-name="P1">bouton fermer version 1 sur fenêtre aide (règle du jeu) + destroy()</text:p>
      <text:p text:style-name="P1">Typo du « se fait pendre » + couleur sur fenêtre règle du jeu</text:p>
      <text:p text:style-name="P1">fonction avec if etc pour afficher le pendu en fonctions des erreurs </text:p>
      <text:p text:style-name="P1"/>
      <text:p text:style-name="P2">A faire :</text:p>
      <text:p text:style-name="P1">affichage des * en fonction des mots </text:p>
      <text:p text:style-name="P6">faire des fonctions en plus si possible et faire un truc pour charger des images en fond. </text:p>
      <text:p text:style-name="P6"/>
      <text:p text:style-name="P1"/>
      <text:p text:style-name="P1"/>
      <text:p text:style-name="P1"/>
      <text:p text:style-name="P1"/>
      <text:p text:style-name="P3">Kevin : </text:p>
      <text:p text:style-name="P3"/>
      <text:p text:style-name="P4">Fait :</text:p>
      <text:p text:style-name="P5">génération du mot</text:p>
      <text:p text:style-name="P5">fonction perdu </text:p>
      <text:p text:style-name="P5">fonction gagné </text:p>
      <text:p text:style-name="P5">fonction rejoué </text:p>
      <text:p text:style-name="P5">fonction pendu</text:p>
      <text:p text:style-name="P5">(pas d’interface)</text:p>
      <text:p text:style-name="P5"/>
      <text:p text:style-name="P4">A faire :</text:p>
      <text:p text:style-name="P5">(Encore des fonctions a faire avec Mathis)</text:p>
      <text:p text:style-name="P5"/>
      <text:p text:style-name="P5"/>
      <text:p text:style-name="P5"/>
      <text:p text:style-name="P5"><text:span text:style-name="T1">Mathis :</text:span> </text:p>
      <text:p text:style-name="P5"/>
      <text:p text:style-name="P5">Création de la majorité des boutons</text:p>
      <text:p text:style-name="P5">création fenêtre menu</text:p>
      <text:p text:style-name="P5">Création des labels etc pour la fenêtre règle du jeu</text:p>
      <text:p text:style-name="P5">couleurs menu, jeu, aide etc</text:p>
      <text:p text:style-name="P5">Fonctions avec Kevin </text:p>
      <text:p text:style-name="P5"/>
      <text:p text:style-name="P4">A faire :</text:p>
      <text:p text:style-name="P5"/>
      <text:p text:style-name="P5"><text:span text:style-name="T2">(</text:span>Encore des fonctions avec Kevin<text:span text:style-name="T2">)</text:span>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3-21T11:20:26.607000000</meta:creation-date>
    <dc:date>2025-03-21T11:34:10.905000000</dc:date>
    <meta:editing-duration>PT3M33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8" meta:word-count="158" meta:character-count="848" meta:non-whitespace-character-count="708"/>
  </office:meta>
</office:document-meta>
</file>